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gif" manifest:full-path="Pictures/10000000000001BB00000155F8A1EE4A.gif"/>
  <manifest:file-entry manifest:media-type="image/gif" manifest:full-path="Pictures/10000000000003830000015D06BBB0B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text/xml" manifest:full-path="Object 6/styles.xml"/>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27.A13" style:family="table-cell">
      <style:table-cell-properties fo:padding="0.049cm" fo:border-left="0.002cm solid #000000" fo:border-right="0.002cm solid #000000" fo:border-top="none" fo:border-bottom="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937cm" style:rel-column-width="11313*"/>
    </style:style>
    <style:style style:name="Tableau29.B" style:family="table-column">
      <style:table-column-properties style:column-width="9.999cm" style:rel-column-width="38519*"/>
    </style:style>
    <style:style style:name="Tableau29.C" style:family="table-column">
      <style:table-column-properties style:column-width="4.076cm" style:rel-column-width="15703*"/>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2.937cm" style:rel-column-width="11313*"/>
    </style:style>
    <style:style style:name="Tableau2.B" style:family="table-column">
      <style:table-column-properties style:column-width="9.999cm" style:rel-column-width="38519*"/>
    </style:style>
    <style:style style:name="Tableau2.C" style:family="table-column">
      <style:table-column-properties style:column-width="4.076cm" style:rel-column-width="15703*"/>
    </style:style>
    <style:style style:name="Tableau2.A1" style:family="table-cell">
      <style:table-cell-properties fo:padding="0.049cm" fo:border="0.002cm solid #000000"/>
    </style:style>
    <style:style style:name="Tableau2.A2" style:family="table-cell">
      <style:table-cell-properties fo:padding="0.049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style:width="17.013cm" fo:margin-left="0cm" fo:margin-right="-0.012cm" table:align="margins"/>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E" style:family="table-column">
      <style:table-column-properties style:column-width="3.401cm" style:rel-column-width="13111*"/>
    </style:style>
    <style:style style:name="Tableau25.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2.833cm" style:rel-column-width="10922*"/>
    </style:style>
    <style:style style:name="Tableau18.F" style:family="table-column">
      <style:table-column-properties style:column-width="2.835cm" style:rel-column-width="1092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5.667cm" style:rel-column-width="21844*"/>
    </style:style>
    <style:style style:name="Tableau22.C" style:family="table-column">
      <style:table-column-properties style:column-width="5.667cm" style:rel-column-width="21847*"/>
    </style:style>
    <style:style style:name="Tableau22.A1" style:family="table-cell">
      <style:table-cell-properties fo:padding="0.049cm" fo:border="0.002cm solid #000000"/>
    </style:style>
    <style:style style:name="Tableau23" style:family="table">
      <style:table-properties style:width="17cm" table:align="margins"/>
    </style:style>
    <style:style style:name="Tableau23.A" style:family="table-column">
      <style:table-column-properties style:column-width="5.667cm" style:rel-column-width="21844*"/>
    </style:style>
    <style:style style:name="Tableau23.C" style:family="table-column">
      <style:table-column-properties style:column-width="5.667cm" style:rel-column-width="21847*"/>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1.889cm" style:rel-column-width="7281*"/>
    </style:style>
    <style:style style:name="Tableau7.I" style:family="table-column">
      <style:table-column-properties style:column-width="1.891cm" style:rel-column-width="7287*"/>
    </style:style>
    <style:style style:name="Tableau7.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list-style-name="List_20_1"/>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Preformatted_20_Text" style:list-style-name="List_20_1"/>
    <style:style style:name="P7" style:family="paragraph" style:parent-style-name="Table_20_Contents">
      <style:paragraph-properties fo:text-align="start" style:justify-single-word="false"/>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214928427"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Freedom<text:bookmark-end text:name="creer_une_famille_sous_openoffice.org_et_l_importer_dans_freedom"/></text:h>
      <text:p text:style-name="Text_20_body">L'interface Web sert juste à ajuster les attributs d’une famille. Pour accéder à toutes les possibilités d'une famille, il faut la créer dans OpenOffice.org et l'importer dans Freedom.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Freedom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Freedom</text:p>
        </text:list-item>
        <text:list-item>
          <text:p text:style-name="P4">Utiliser le menu “Outils / Importer des documents”</text:p>
        </text:list-item>
        <text:list-item>
          <text:p text:style-name="P4"><text:soft-page-break/>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freedom).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Freedom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text:soft-page-break/>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ext:list xml:id="list1003237773" text:style-name="Numbering_20_1">
        <text:list-item>
          <text:p text:style-name="P5">BEGIN</text:p>
        </text:list-item>
        <text:list-item>
          <text:p text:style-name="P5">identifiant numérique ou logique de la famille père. Mettre vide s'il n'y a pas d'héritage.</text:p>
        </text:list-item>
        <text:list-item>
          <text:p text:style-name="P5">titre de la famille.</text:p>
        </text:list-item>
        <text:list-item>
          <text:p text:style-name="P5">identifiant numérique de la famille. Le laisser à vide pour utiliser un identifiant logique. S'il est valué il faut que cet identifiant ne soit pas déjà pris par un autre document. Les valeurs entre 900 et 999 peuvent être utilisée pour vos besoins spécifiques.</text:p>
        </text:list-item>
        <text:list-item>
          <text:p text:style-name="P5">le nom d'un fichier de définition de classe PHP qui doit être présent sur le serveur (&lt;installdir&gt;/FDL). Ne sert que pour des documents systèmes. Permet un héritage autre que celui prévu par défaut par les classes documentaire.</text:p>
        </text:list-item>
        <text:list-item>
          <text:p text:style-name="P5">nom logique de la famille. Ne doit contenir que des caractères alphanumériques les caractères _ et : sont autorisés. (pas d'espace, ni de ponctuation).</text:p>
        </text:list-item>
      </text:list>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able:table-cell>
        </table:table-row>
        <text:soft-page-break/>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W' : pour les cycles de vie 'G' : pour les intercalaires de chemise 'P' : pour les profils </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freedom_import)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3"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296634964"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text:soft-page-break/>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text:soft-page-break/>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double(”%.02f”) : pour afficher un nombre avec 2 décimales</text:p>
        </text:list-item>
        <text:list-item>
          <text:p text:style-name="P4">integer(”%d m²”) : pour afficher (100 m²).</text:p>
        </text:list-item>
        <text:list-item>
          <text:p text:style-name="P4">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text:soft-page-break/>saisie modifiant sa visibilité</text:p>
          </table:table-cell>
        </table:table-row>
      </table:table>
      <text:p text:style-name="Text_20_body">.</text:p>
      <text:p text:style-name="Text_20_body"/>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884cm" svg:height="2.224cm" draw:z-index="9"><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text:soft-page-break/>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10"><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able:table-row>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ext:soft-page-break/>
        <table:table-row>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ext:soft-page-break/>
        <table:table-row>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table-cell table:style-name="Tableau29.A1" office:value-type="string">
            <text:p text:style-name="P2">bgcolor </text:p>
          </table:table-cell>
          <table:table-cell table:style-name="Tableau29.A1" office:value-type="string">
            <text:p text:style-name="P1">Indique si la couleur de fond d'un cadre. cela peut être <text:soft-page-break/>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text:soft-page-break/>Limité au type frame </text:p>
          </table:table-cell>
        </table:table-row>
        <table:table-row>
          <table:table-cell table:style-name="Tableau29.A1" office:value-type="string">
            <text:p text:style-name="P2">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able:table-row>
          <table:table-cell table:style-name="Tableau2.A1" office:value-type="string">
            <text:p text:style-name="P2">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2">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row>
          <table:table-cell table:style-name="Tableau2.A2" office:value-type="string">
            <text:p text:style-name="P2">hideindav </text:p>
          </table:table-cell>
          <table:table-cell table:style-name="Tableau2.A2" office:value-type="string">
            <text:p text:style-name="P1">Prend la valeur yes ou no. Cela vaut no par défaut. Le fichier correspondant à cet attribut n'apparaîtra jamais dans le dav.</text:p>
          </table:table-cell>
          <table:table-cell table:style-name="Tableau2.A2" office:value-type="string">
            <text:p text:style-name="P1">Version ≥ 3.0.11</text:p>
            <text:p text:style-name="P1">Limité aux types file et image</text:p>
          </table:table-cell>
        </table:table-row>
      </table:table>
      <text:p text:style-name="Preformatted_20_Text"/>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s.</text:p>
      <text:p text:style-name="Text_20_body"/>
      <text:p text:style-name="Text_20_body"><draw:frame draw:style-name="fr3"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soft-page-break/></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text:soft-page-break/>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soft-page-break/><draw:frame draw:style-name="fr1" draw:name="2" text:anchor-type="as-char" svg:width="9.604cm" svg:height="7.461cm" draw:z-index="4"><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FIXME internalmedia: freedom_2.14:admin:family:famille_test_enumere.ods contient un exemple de famille utilisant des attributs énumérés. </text:p>
      <text:p text:style-name="Text_20_body">Vous pouvez suivre les instructions de <text:a xlink:type="simple" xlink:href="http://www.freedom-ecm.org/freedom_2.14/admin/family/importation">cette page </text:a>pour importer cette famille dans Freedom.</text:p>
      <text:h text:style-name="Heading_20_5" text:outline-level="5"><text:bookmark-start text:name="aide_a_la_creation_de_champs_enum"/><text:soft-page-break/>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4">%S% : est remplacé par l'URL vers FreeDom avec le numéro de session. Il doit être utilisé en début de lien.</text:p>
        </text:list-item>
        <text:list-item>
          <text:p text:style-name="P4">%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text:soft-page-break/>Relation détaillé<text:bookmark-end text:name="relation_detaille"/></text:h>
      <text:p text:style-name="Text_20_body">L'aide à la saisie peut être personnalisée. Les documents ci-dessous donne plus d'explications sur la création de liens entre documents : </text:p>
      <text:list xml:id="list930418265"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cookbook/attributes/inputhelp/link">Comment créer des liens entre les documents</text:a></text:p>
        </text:list-item>
      </text:list>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p text:style-name="Text_20_body"><draw:frame draw:style-name="fr1" draw:name="5" text:anchor-type="as-char" svg:width="2.117cm" svg:height="0.397cm" draw:z-index="5"><draw:image xlink:href="Pictures/10000200000000500000000F05C54FAA.gif" xlink:type="simple" xlink:show="embed" xlink:actuate="onLoad"/></draw:frame> : LES DOCUMENTS CI-DESSOUS SONT PLUS COMPLETS ET DEVRAIENT ETRE INTEGRES DANS CE CHAPITRE</text:p>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5" text:outline-level="5">Cas général</text:h>
      <text:list xml:id="list157120930"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devel/aides_saisie">freedom_2.14:devel:aides_saisie</text:a></text:p>
        </text:list-item>
      </text:list>
      <text:h text:style-name="Heading_20_6" text:outline-level="6"><text:bookmark-start text:name="but3"/>But<text:bookmark-end text:name="but3"/></text:h>
      <text:p text:style-name="Text_20_body"><draw:frame draw:style-name="fr1" draw:name="6" text:anchor-type="as-char" svg:width="2.117cm" svg:height="0.397cm" draw:z-index="6"><draw:image xlink:href="Pictures/10000200000000500000000F05C54FAA.gif" xlink:type="simple" xlink:show="embed" xlink:actuate="onLoad"/></draw:frame></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se trouve sur la machine serveur dans le répertoire</text:p>
      <text:p text:style-name="Preformatted_20_Text">/usr/share/wha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manuel de programmation.</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text:soft-page-break/>P1,P2,…: Paramètres de la fonction. Pour ces attributs, il est possible de mettre:</text:p>
          <text:list>
            <text:list-item>
              <text:p text:style-name="P4">D : coordonnée de la base de donnée Freedom</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Text_20_body"><text:a xlink:type="simple" xlink:href="http://api.freedom-ecm.org/FREEDOM/_app---Freedom---App---Fdl---FDL_external.php.html#functionlfamily">(plus d'info sur lfamily)</text:a></text:p>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p text:style-name="Text_20_body"/>
      <text:h text:style-name="Heading_20_5" text:outline-level="5"><text:bookmark-start text:name="ajouter_un_attribut_calcule"/>Ajouter un attribut calculé<text:bookmark-end text:name="ajouter_un_attribut_calcule"/></text:h>
      <text:p text:style-name="Text_20_body"><draw:frame draw:style-name="fr1" draw:name="7" text:anchor-type="as-char" svg:width="2.117cm" svg:height="0.397cm" draw:z-index="7"><draw:image xlink:href="Pictures/10000200000000500000000F05C54FAA.gif" xlink:type="simple" xlink:show="embed" xlink:actuate="onLoad"/></draw:frame> A mon avis, le document ci-dessous devrait être fusionné avec ce chapitre : </text:p>
      <text:list xml:id="list535409950" text:style-name="List_20_1">
        <text:list-item>
          <text:p text:style-name="P4"><text:a xlink:type="simple" xlink:href="http://www.freedom-ecm.org/freedom_2.14/devel/attributs_calcules">freedom_2.14:devel:attributs_calcules</text:a></text:p>
        </text:list-item>
      </text:list>
      <text:h text:style-name="Heading_20_6" text:outline-level="6"><text:bookmark-start text:name="but4"/>But<text:bookmark-end text:name="but4"/></text:h>
      <text:p text:style-name="Text_20_body">Un attribut calculé est un attribut dont la valeur est défini par une méthode. Cette valeur ne <text:soft-page-break/>peut pas être modifié directement par l'utilisateur. Par conséquent, ce type d'attribut ne peut pas avoir d'aide à la saisie. Sa visibilité est soit H (caché) soit R (lecture).</text:p>
      <text:h text:style-name="Heading_20_6" text:outline-level="6"><text:bookmark-start text:name="mise_en_place_du_fichier_php_et_modification_du_parametrage_de_la_famille1"/>Mise en place du fichier PHP et modification du paramétrage de la famille<text:bookmark-end text:name="mise_en_place_du_fichier_php_et_modification_du_parametrage_de_la_famille1"/></text:h>
      <text:p text:style-name="Text_20_body"><draw:frame draw:style-name="fr1" draw:name="8" text:anchor-type="as-char" svg:width="2.117cm" svg:height="0.397cm" draw:z-index="8"><draw:image xlink:href="Pictures/10000200000000500000000F05C54FAA.gif" xlink:type="simple" xlink:show="embed" xlink:actuate="onLoad"/></draw:fram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4"/>
        <table:table-column table:style-name="Tableau25.E"/>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link </text:p>
          </table:table-cell>
          <table:table-cell table:style-name="Tableau25.A1" office:value-type="string">
            <text:p text:style-name="Table_20_Heading">constraint </text:p>
          </table:table-cell>
        </table:table-row>
        <table:table-row>
          <table:table-cell table:style-name="Tableau25.A1" office:value-type="string">
            <text:p text:style-name="P1">SI_MAIL </text:p>
          </table:table-cell>
          <table:table-cell table:style-name="Tableau25.A1" office:value-type="string">
            <text:p text:style-name="P1">couriel </text:p>
          </table:table-cell>
          <table:table-cell table:style-name="Tableau25.A1" office:value-type="string">
            <text:p text:style-name="P1">W </text:p>
          </table:table-cell>
          <table:table-cell table:style-name="Tableau25.A1" office:value-type="string">
            <text:p text:style-name="P1">mailto:%SI_MAIL% </text:p>
          </table:table-cell>
          <table:table-cell table:style-name="Tableau25.A1" office:value-type="string">
            <text:p text:style-name="P1">::parseMail(SI_MAIL) </text:p>
          </table:table-cell>
        </table:table-row>
      </table:table>
      <text:p text:style-name="Text_20_body"><text:soft-page-break/>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text:span text:style-name="Emphasis">Valider!</text:span>' apparaîtra afin d'outrepasser les contraintes. Seul cet utilisateur peut utiliser et voir ce bouton.</text:p>
      <text:p text:style-name="Text_20_body"><draw:frame draw:style-name="fr1" draw:name="9" text:anchor-type="as-char" svg:width="23.786cm" style:rel-width="100%" svg:height="9.234cm" style:rel-height="scale" draw:z-index="11"><draw:image xlink:href="Pictures/10000000000003830000015D06BBB0BE.gif" xlink:type="simple" xlink:show="embed" xlink:actuate="onLoad"/></draw:frame><text:line-break/><text:line-break/><text:line-break/></text:p>
      <text:p text:style-name="Text_20_body"/>
      <text:h text:style-name="Heading_20_5" text:outline-level="5"><text:bookmark-start text:name="creer_une_entree_de_menu_contextuel"/>Créer une entrée de menu contextuel<text:bookmark-end text:name="creer_une_entree_de_menu_contextuel"/></text:h>
      <text:p text:style-name="Text_20_body"><draw:frame draw:style-name="fr1" draw:name="3" text:anchor-type="as-char" svg:width="2.117cm" svg:height="0.397cm" draw:z-index="12"><draw:image xlink:href="Pictures/10000200000000500000000F05C54FAA.gif" xlink:type="simple" xlink:show="embed" xlink:actuate="onLoad"/></draw:frame> : <text:a xlink:type="simple" xlink:href="http://www.freedom-ecm.org/freedom_2.14/cookbook/attributes/type">Ce document </text:a>donne d'autres informations concernant la modification des menus.</text:p>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ext:p text:style-name="Text_20_body"><draw:frame draw:style-name="fr1" draw:name="4" text:anchor-type="as-char" svg:width="2.117cm" svg:height="0.397cm" draw:z-index="13"><draw:image xlink:href="Pictures/10000200000000500000000F05C54FAA.gif" xlink:type="simple" xlink:show="embed" xlink:actuate="onLoad"/></draw:frame> : Chapitre à expliciter</text:p>
      <table:table table:name="Tableau18" table:style-name="Tableau18">
        <table:table-column table:style-name="Tableau18.A" table:number-columns-repeated="5"/>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text:soft-page-break/>La colonne “phpfunc” permet d'indiquer un pré-condition à l'affichage du menu. Cette méthode de l'objet documentat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number-columns-repeated="2"/>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number-columns-repeated="2"/>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ext:soft-page-break/>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Heading_20_6" text:outline-level="6"><text:bookmark-start text:name="fichier_de_test1"/>Fichier de test<text:bookmark-end text:name="fichier_de_test1"/></text:h>
      <text:p text:style-name="Text_20_body">Ces fichiers contiennent des exemples de menu : </text:p>
      <text:list xml:id="list277657615" text:style-name="List_20_1">
        <text:list-item>
          <text:p text:style-name="P4"/>
          <text:p text:style-name="P6">FIXME internalmedia: freedom_2.14:admin:family:famille_test_menu.ods</text:p>
          <text:p text:style-name="P3"/>
        </text:list-item>
        <text:list-item>
          <text:p text:style-name="P4"/>
          <text:p text:style-name="P6">FIXME internalmedia: freedom_2.14:admin:family:menu_rafraichir_et_precedent_0.1.ods</text:p>
          <text:p text:style-name="P3"/>
        </text:list-item>
      </text:list>
      <text:p text:style-name="Text_20_body">Vous pouvez suivre les instructions de <text:a xlink:type="simple" xlink:href="http://www.freedom-ecm.org/freedom_2.14/admin/family/importation">cette page </text:a>pour importer ces familles dans Freedom.</text:p>
      <text:p text:style-name="Text_20_body"/>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créer un nouvel attribut (nouvelle ligne) ayant le même identifiant que l'attribut à modifier.</text:p>
      <text:p text:style-name="Text_20_body">Il est nécessaire de redéfinir toutes les propriétés de l’attribut. </text:p>
      <text:p text:style-name="Text_20_body">L’attribut modifié perd toute relation avec l’attribut défini dans ses ancêtres. Si les propriétés de l’attribut de l’ancêtre sont modifiés, l’attribut fils modifié n’est pas impacté.</text:p>
      <text:p text:style-name="Text_20_body"><text:soft-page-break/>Voici un exemple avec une nouvelle famille basée sur la famille “de base”</text:p>
      <text:p text:style-name="Text_20_body">^ ID^ ordre^ Nom^ type^ fenêtre^ R?^ T?^ O?^ Vi ^</text:p>
      <table:table table:name="Tableau7" table:style-name="Tableau7">
        <table:table-column table:style-name="Tableau7.A" table:number-columns-repeated="8"/>
        <table:table-column table:style-name="Tableau7.I"/>
        <table:table-row>
          <table:table-cell table:style-name="Tableau7.A1" office:value-type="string">
            <text:p text:style-name="P1">fr_basic</text:p>
          </table:table-cell>
          <table:table-cell table:style-name="Tableau7.A1" office:value-type="string">
            <text:p text:style-name="P1">0</text:p>
          </table:table-cell>
          <table:table-cell table:style-name="Tableau7.A1" office:value-type="string">
            <text:p text:style-name="P1">basique</text:p>
          </table:table-cell>
          <table:table-cell table:style-name="Tableau7.A1" office:value-type="string">
            <text:p text:style-name="P1">frame</text:p>
          </table:table-cell>
          <table:table-cell table:style-name="Tableau7.A1" office:value-type="string">
            <text:p text:style-name="P1">-</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W</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titre</text:p>
          </table:table-cell>
          <table:table-cell table:style-name="Tableau7.A1" office:value-type="string">
            <text:p text:style-name="P1">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O</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Mon nouveau titre</text:p>
          </table:table-cell>
          <table:table-cell table:style-name="Tableau7.A1" office:value-type="string">
            <text:p text:style-name="P1">long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W</text:p>
          </table:table-cell>
        </table:table-row>
      </table:table>
      <text:p text:style-name="Text_20_body">Dans ce cas, le champ “titre” ne sera plus visible car il sera remplacé par le champ “Mon nouveau titre”</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Créer un nouvel attribut ayant le même identifiant (comme pour modifier un attribut)</text:p>
        </text:list-item>
        <text:list-item>
          <text:p text:style-name="P4">Rendre se nouvel attribut invisible (comme on le fait pour la suppression de ses propres attributs)</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h text:style-name="Heading_20_4" text:outline-level="4"><text:bookmark-start text:name="exemples_de_familles_a_importer_dans_freedom"/><text:soft-page-break/>Exemples de familles à importer dans Freedom<text:bookmark-end text:name="exemples_de_familles_a_importer_dans_freedom"/></text:h>
      <text:p text:style-name="Text_20_body">Vous trouverez dans ce chapitre des familles à importer dans Freedom.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Freedom : </text:p>
      <text:p text:style-name="Preformatted_20_Text">/usr/share/what/wsh.php --api=freedom_import --file=VotreFichier.ods</text:p>
      <text:p text:style-name="Text_20_body">* FIXME internalmedia: freedom_2.14:admin:family:famille_test_frame.ods </text:p>
      <text:list xml:id="list789254764" text:style-name="List_20_1">
        <text:list-item>
          <text:p text:style-name="P4"/>
          <text:p text:style-name="P6">FIXME internalmedia: freedom_2.14:admin:family:famille_test_attributs.ods</text:p>
          <text:p text:style-name="P3"/>
        </text:list-item>
      </text:list>
      <text:list xml:id="list2155827497" text:style-name="List_20_1">
        <text:list-item>
          <text:p text:style-name="P4"/>
          <text:p text:style-name="P6">FIXME internalmedia: freedom_2.14:admin:family:famille_test_array.ods</text:p>
          <text:p text:style-name="P3"/>
        </text:list-item>
      </text:list>
      <text:list xml:id="list1564542200" text:style-name="List_20_1">
        <text:list-item>
          <text:p text:style-name="P4"/>
          <text:p text:style-name="P6">FIXME internalmedia: freedom_2.14:admin:family:famille_test_tab.ods</text:p>
          <text:p text:style-name="P3"/>
        </text:list-item>
      </text:list>
      <text:list xml:id="list1407076136" text:style-name="List_20_1">
        <text:list-item>
          <text:p text:style-name="P4"/>
          <text:p text:style-name="P6">FIXME internalmedia: freedom_2.14:admin:family:famille_test_heritage.ods</text:p>
          <text:p text:style-name="P3"/>
        </text:list-item>
      </text:list>
      <text:list xml:id="list1794975503" text:style-name="List_20_1">
        <text:list-item>
          <text:p text:style-name="P4"/>
          <text:p text:style-name="P6">FIXME internalmedia: freedom_2.14:admin:family:famille_test_enumere.ods</text:p>
          <text:p text:style-name="P3"/>
        </text:list-item>
      </text:list>
      <text:list xml:id="list959117658" text:style-name="List_20_1">
        <text:list-item>
          <text:p text:style-name="P4"/>
          <text:p text:style-name="P6">FIXME internalmedia: freedom_2.14:admin:family:famille_test_menu.ods</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OpenOffice.org/3.2$Linux OpenOffice.org_project/320m12$Build-9483</meta:generator>
    <dc:date>2010-09-14T15:53:01</dc:date>
    <meta:editing-duration>PT09H23M50S</meta:editing-duration>
    <meta:editing-cycles>21</meta:editing-cycles>
    <dc:creator>Eric Brison</dc:creator>
    <meta:document-statistic meta:table-count="25" meta:image-count="8" meta:object-count="6" meta:page-count="24" meta:paragraph-count="915" meta:word-count="8055" meta:character-count="514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1">31/05/2010</text:date>, <text:time>08:40: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style-name="ce2" office:value-type="string">
            <text:p>N</text:p>
          </table:table-cell>
          <table:table-cell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0">30/05/2010</text:date>, <text:time>11:0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10"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fo:background-color="transparent" fo:border="0.002cm solid #000000"/>
      <style:text-properties fo:color="#000000"/>
    </style:style>
    <style:style style:name="ce7"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6"/>
        <table:table-column table:style-name="co2" table:default-cell-style-name="ce12"/>
        <table:table-column table:style-name="co3" table:default-cell-style-name="ce8"/>
        <table:table-column table:style-name="co4" table:default-cell-style-name="ce12"/>
        <table:table-column table:style-name="co1" table:number-columns-repeated="2" table:default-cell-style-name="ce16"/>
        <table:table-column table:style-name="co1" table:default-cell-style-name="ce12"/>
        <table:table-row table:style-name="ro1">
          <table:table-cell table:style-name="ce1"/>
          <table:table-cell table:style-name="ce7" office:value-type="string">
            <text:p>ID </text:p>
          </table:table-cell>
          <table:table-cell table:style-name="ce7" office:value-type="string">
            <text:p>parent </text:p>
          </table:table-cell>
          <table:table-cell table:style-name="ce7" office:value-type="string">
            <text:p>label </text:p>
          </table:table-cell>
          <table:table-cell table:style-name="ce14" office:value-type="string">
            <text:p>T? </text:p>
          </table:table-cell>
          <table:table-cell table:style-name="ce14" office:value-type="string">
            <text:p>R? </text:p>
          </table:table-cell>
          <table:table-cell table:style-name="ce7" office:value-type="string">
            <text:p>type </text:p>
          </table:table-cell>
        </table:table-row>
        <table:table-row table:style-name="ro1">
          <table:table-cell table:style-name="ce2" office:value-type="string">
            <text:p>ATTR</text:p>
          </table:table-cell>
          <table:table-cell table:style-name="ce8" office:value-type="string">
            <text:p>demo_fr_ident</text:p>
          </table:table-cell>
          <table:table-cell/>
          <table:table-cell table:style-name="ce8" office:value-type="string">
            <text:p>Identification</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3" office:value-type="string">
            <text:p>ATTR</text:p>
          </table:table-cell>
          <table:table-cell table:style-name="ce9" office:value-type="string">
            <text:p>demo_title</text:p>
          </table:table-cell>
          <table:table-cell table:style-name="ce9" office:value-type="string">
            <text:p>demo_fr_ident</text:p>
          </table:table-cell>
          <table:table-cell table:style-name="ce9" office:value-type="string">
            <text:p>Titre</text:p>
          </table:table-cell>
          <table:table-cell office:value-type="string">
            <text:p>Y</text:p>
          </table:table-cell>
          <table:table-cell office:value-type="string">
            <text:p>N</text:p>
          </table:table-cell>
          <table:table-cell table:style-name="ce9" office:value-type="string">
            <text:p>text</text:p>
          </table:table-cell>
        </table:table-row>
        <table:table-row table:style-name="ro1">
          <table:table-cell table:style-name="ce4" office:value-type="string">
            <text:p>ATTR</text:p>
          </table:table-cell>
          <table:table-cell table:style-name="ce10" office:value-type="string">
            <text:p>demo_tab_un</text:p>
          </table:table-cell>
          <table:table-cell table:style-name="ce10"/>
          <table:table-cell table:style-name="ce10" office:value-type="string">
            <text:p>Onglet n°1 </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fr_exun</text:p>
          </table:table-cell>
          <table:table-cell office:value-type="string">
            <text:p>demo_tab_un</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fichiers </text:p>
          </table:table-cell>
          <table:table-cell table:style-name="ce11" office:value-type="string">
            <text:p>demo_frame </text:p>
          </table:table-cell>
          <table:table-cell table:style-name="ce11" office:value-type="string">
            <text:p>Référenc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fichier </text:p>
          </table:table-cell>
          <table:table-cell table:style-name="ce12"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table:style-name="ce9"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10" office:value-type="string">
            <text:p>demo_tab_deux</text:p>
          </table:table-cell>
          <table:table-cell table:style-name="ce10"/>
          <table:table-cell table:style-name="ce10" office:value-type="string">
            <text:p>Onglet n°2</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t_annexes</text:p>
          </table:table-cell>
          <table:table-cell office:value-type="string">
            <text:p>demo_tab_deux</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t_annexes</text:p>
          </table:table-cell>
          <table:table-cell table:style-name="ce11" office:value-type="string">
            <text:p>demo_fr_exdeux</text:p>
          </table:table-cell>
          <table:table-cell table:style-name="ce11" office:value-type="string">
            <text:p>Annex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annexe</text:p>
          </table:table-cell>
          <table:table-cell table:style-name="ce13"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table:style-name="ce13"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0">30/05/2010</text:date>, <text:time>10:44:41</text:time></text:p>
        </style:region-right>
      </style:header>
      <style:header-left style:display="false"/>
      <style:footer>
        <text:p>Page <text:page-number>1</text:page-number> / <text:page-count>99</text:page-count></text:p>
      </style:footer>
      <style:footer-left style:display="false"/>
    </style:master-page>
  </office:master-styles>
</office:document-styles>
</file>